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70C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YTHON IN FINANCE TIMET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One : 13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er(s)<text:s/></text:p>
          </table:table-cell>
          <table:table-cell table:number-columns-repeated="16379" table:style-name="ce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Course Opening<text:s/></text:p>
          </table:table-cell>
          <table:table-cell office:value-type="string" table:style-name="ce3">
            <text:p>An overview of this course</text:p>
          </table:table-cell>
          <table:table-cell office:value-type="string" table:style-name="ce1">
            <text:p>9:30AM to 10:30AM</text:p>
          </table:table-cell>
          <table:table-cell office:value-type="string" table:style-name="ce1">
            <text:p>Tianshan / Hubin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Python Basics</text:p>
          </table:table-cell>
          <table:table-cell office:value-type="string" table:style-name="ce3">
            <text:p>Basic knowledges about Python</text:p>
          </table:table-cell>
          <table:table-cell office:value-type="string" table:style-name="ce1">
            <text:p>10:30AM to 13:30P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Enviroment Setup</text:p>
          </table:table-cell>
          <table:table-cell office:value-type="string" table:style-name="ce3">
            <text:p>PC enviroment setup for this course</text:p>
          </table:table-cell>
          <table:table-cell office:value-type="string" table:style-name="ce1">
            <text:p>14:30PM to 15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File System In Python</text:p>
          </table:table-cell>
          <table:table-cell office:value-type="string" table:style-name="ce3">
            <text:p>File and folder operations by Python</text:p>
          </table:table-cell>
          <table:table-cell office:value-type="string" table:style-name="ce1">
            <text:p>15:3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wo : 20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er<text:s/></text:p>
          </table:table-cell>
          <table:table-cell table:number-columns-repeated="16379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">
            <text:p>Handling Spreadsheets</text:p>
          </table:table-cell>
          <table:table-cell office:value-type="string" table:style-name="ce3">
            <text:p>Learn modules such as numpy and pandas to deal with excel data</text:p>
          </table:table-cell>
          <table:table-cell office:value-type="string" table:style-name="ce1">
            <text:p>9:30AM to 11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Reporting and Virtualization</text:p>
          </table:table-cell>
          <table:table-cell office:value-type="string" table:style-name="ce3">
            <text:p>Pivot table, Charts, Report and Data Virtualization</text:p>
          </table:table-cell>
          <table:table-cell office:value-type="string" table:style-name="ce1">
            <text:p>11:30AM to 13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">
            <text:p>Data Retrieval</text:p>
          </table:table-cell>
          <table:table-cell office:value-type="string" table:style-name="ce3">
            <text:p>Learn how to retrive the data from different data sources such as PDF, IMG, API and Emails</text:p>
          </table:table-cell>
          <table:table-cell office:value-type="string" table:style-name="ce1">
            <text:p>14:30PM to 14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Data Modelling &amp; DB Operation</text:p>
          </table:table-cell>
          <table:table-cell office:value-type="string" table:style-name="ce3">
            <text:p>Basic nowledge about DB and Data Modelling</text:p>
          </table:table-cell>
          <table:table-cell office:value-type="string" table:style-name="ce1">
            <text:p>14:3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hree : 27th Dec (Practise Day)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er<text:s/></text:p>
          </table:table-cell>
          <table:table-cell table:number-columns-repeated="16379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Case Study - Accouting</text:p>
          </table:table-cell>
          <table:table-cell office:value-type="string" table:style-name="ce3">
            <text:p>Speadsheet handling</text:p>
          </table:table-cell>
          <table:table-cell office:value-type="string" table:style-name="ce1">
            <text:p>9:30AM to 12:30A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Case Study - Funds</text:p>
          </table:table-cell>
          <table:table-cell office:value-type="string" table:style-name="ce3">
            <text:p>Data Virtualiz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Case Study - Risk Management</text:p>
          </table:table-cell>
          <table:table-cell office:value-type="string" table:style-name="ce3">
            <text:p>DB Oper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30PM</text:p>
          </table:table-cell>
          <table:table-cell office:value-type="string" table:style-name="ce1">
            <text:p>Tianshan / Hewei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table:style-name="ce12"/>
          <table:table-cell table:number-columns-repeated="2" table:style-name="ce9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Tianshan Xu</meta:initial-creator>
    <dc:creator>Tianshan Xu</dc:creator>
    <meta:creation-date>2020-11-13T15:19:08Z</meta:creation-date>
    <dc:date>2020-11-15T21:45:42Z</dc:date>
    <meta:editing-duration>PT0S</meta:editing-duration>
  </office:meta>
</office:document-meta>
</file>